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0A3000000300834DA2B.gif" manifest:media-type="image/gif"/>
  <manifest:file-entry manifest:full-path="Pictures/100002010000003200000300AB0A955F.png" manifest:media-type="image/png"/>
  <manifest:file-entry manifest:full-path="Pictures/100002010000003200000300C589BA63.png" manifest:media-type="image/png"/>
  <manifest:file-entry manifest:full-path="Pictures/10000201000004000000001043EE269D.png" manifest:media-type="image/png"/>
  <manifest:file-entry manifest:full-path="Pictures/100002010000040000000010316384B3.png" manifest:media-type="image/png"/>
  <manifest:file-entry manifest:full-path="Pictures/10000201000004000000000A8692B07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Trebuchet MS1" svg:font-family="'Trebuchet MS'" style:font-pitch="variable"/>
    <style:font-face style:name="ヒラギノ角ゴ ProN W61" svg:font-family="'ヒラギノ角ゴ ProN W6'" style:font-pitch="variable"/>
    <style:font-face style:name="Arial" svg:font-family="Arial" style:font-family-generic="roman" style:font-pitch="variable"/>
    <style:font-face style:name="Arial2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Arial3" svg:font-family="Arial" style:font-adornments="Regular" style:font-family-generic="swiss" style:font-pitch="variable"/>
    <style:font-face style:name="Arial Unicode MS2" svg:font-family="'Arial Unicode MS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adornments="Regular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  <style:font-face style:name="ヒラギノ角ゴ ProN W6" svg:font-family="'ヒラギノ角ゴ ProN W6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ole-draw-aspect="1"/>
    </style:style>
    <style:style style:name="pr1" style:family="presentation" style:parent-style-name="BibLibre_25_20Presentation-title">
      <style:graphic-properties fo:min-height="4.389cm"/>
    </style:style>
    <style:style style:name="pr2" style:family="presentation" style:parent-style-name="BibLibre_25_20Presentation-subtitle">
      <style:graphic-properties draw:fill-color="#ffffff" fo:min-height="12.573cm"/>
    </style:style>
    <style:style style:name="pr3" style:family="presentation" style:parent-style-name="BibLibre_25_20Presentation-notes">
      <style:graphic-properties draw:fill-color="#ffffff" fo:min-height="11.43cm"/>
    </style:style>
    <style:style style:name="pr4" style:family="presentation" style:parent-style-name="BibLibre_25_20Presentation-outline1">
      <style:graphic-properties fo:min-height="12.573cm"/>
    </style:style>
    <style:style style:name="pr5" style:family="presentation" style:parent-style-name="BibLibre_25_20Presentation-notes">
      <style:graphic-properties draw:fill-color="#ffffff" fo:min-height="11.429cm"/>
    </style:style>
    <style:style style:name="pr6" style:family="presentation" style:parent-style-name="BibLibre_25_20Presentation-outline1">
      <style:graphic-properties fo:min-height="12.969cm"/>
    </style:style>
    <style:style style:name="pr7" style:family="presentation" style:parent-style-name="BibLibre_25_20Presentation-outline1">
      <style:graphic-properties fo:min-height="16.458cm"/>
    </style:style>
    <style:style style:name="pr8" style:family="presentation" style:parent-style-name="BibLibre_25_20Presentation-outline1">
      <style:graphic-properties fo:min-height="13.319cm"/>
    </style:style>
    <style:style style:name="pr9" style:family="presentation" style:parent-style-name="BibLibre_25_20Presentation-outline1">
      <style:graphic-properties fo:min-height="14.641cm"/>
    </style:style>
    <style:style style:name="pr10" style:family="presentation" style:parent-style-name="BibLibre_25_20Presentation-outline1">
      <style:graphic-properties fo:min-height="13.256cm"/>
    </style:style>
    <style:style style:name="pr11" style:family="presentation" style:parent-style-name="BibLibre_25_20Presentation-outline1">
      <style:graphic-properties fo:min-height="11.049cm"/>
    </style:style>
    <style:style style:name="pr12" style:family="presentation" style:parent-style-name="BibLibre_25_20Presentation-title">
      <style:graphic-properties draw:auto-grow-height="true" fo:min-height="4.389cm"/>
    </style:style>
    <style:style style:name="pr13" style:family="presentation" style:parent-style-name="BibLibre_25_20Presentation-outline1">
      <style:graphic-properties fo:min-height="11.259cm"/>
    </style:style>
    <style:style style:name="pr14" style:family="presentation" style:parent-style-name="BibLibre_25_20Presentation-outline1">
      <style:graphic-properties fo:min-height="12.586cm"/>
    </style:style>
    <style:style style:name="pr15" style:family="presentation" style:parent-style-name="BibLibre_25_20Presentation-outline1">
      <style:graphic-properties draw:stroke="none" draw:fill="none" fo:min-height="0.866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  <style:text-properties fo:font-size="12pt"/>
    </style:style>
    <style:style style:name="P4" style:family="paragraph">
      <loext:graphic-properties draw:fill="none"/>
    </style:style>
    <style:style style:name="P5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0% 100%" fo:language="en" fo:country="GB"/>
    </style:style>
    <style:style style:name="T4" style:family="text">
      <style:text-properties style:text-position="0% 100%" fo:language="en" fo:country="US"/>
    </style:style>
    <style:style style:name="T5" style:family="text">
      <style:text-properties style:text-position="0% 100%" fo:font-size="21pt" style:font-size-asian="21pt" style:font-size-complex="21pt"/>
    </style:style>
    <text:list-style style:name="L1">
      <text:list-level-style-bullet text:level="1" text:bullet-char="•">
        <style:list-level-properties text:space-before="0.11cm"/>
        <style:text-properties fo:font-family="'Trebuchet MS'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35cm"/>
        <style:text-properties fo:font-family="'Trebuchet MS'" style:font-family-generic="swiss" style:font-pitch="variable" fo:color="#ffffff" fo:font-size="100%"/>
      </text:list-level-style-bullet>
      <text:list-level-style-bullet text:level="2" text:bullet-char="•">
        <style:list-level-properties text:space-before="1.305cm" text:min-label-width="0.617cm"/>
        <style:text-properties fo:font-family="'Trebuchet MS'" style:font-family-generic="swiss" style:font-pitch="variable" fo:color="#ff7600" fo:font-size="100%"/>
      </text:list-level-style-bullet>
      <text:list-level-style-bullet text:level="3" text:bullet-char="•">
        <style:list-level-properties text:space-before="2.575cm" text:min-label-width="0.622cm"/>
        <style:text-properties fo:font-family="'Trebuchet MS'" style:font-family-generic="swiss" style:font-pitch="variable" fo:color="#ff7600" fo:font-size="100%"/>
      </text:list-level-style-bullet>
      <text:list-level-style-bullet text:level="4" text:bullet-char="•">
        <style:list-level-properties text:space-before="3.845cm" text:min-label-width="0.622cm"/>
        <style:text-properties fo:font-family="'Trebuchet MS'" style:font-family-generic="swiss" style:font-pitch="variable" fo:color="#ff7600" fo:font-size="100%"/>
      </text:list-level-style-bullet>
      <text:list-level-style-bullet text:level="5" text:bullet-char="•">
        <style:list-level-properties text:space-before="5.115cm" text:min-label-width="0.617cm"/>
        <style:text-properties fo:font-family="'Trebuchet MS'" style:font-family-generic="swiss" style:font-pitch="variable" fo:color="#ff7600" fo:font-size="100%"/>
      </text:list-level-style-bullet>
      <text:list-level-style-bullet text:level="6" text:bullet-char="•">
        <style:list-level-properties text:space-before="5.115cm" text:min-label-width="0.617cm"/>
        <style:text-properties fo:font-family="'Trebuchet MS'" style:font-family-generic="swiss" style:font-pitch="variable" fo:color="#ff7600" fo:font-size="100%"/>
      </text:list-level-style-bullet>
      <text:list-level-style-bullet text:level="7" text:bullet-char="•">
        <style:list-level-properties text:space-before="5.115cm" text:min-label-width="0.617cm"/>
        <style:text-properties fo:font-family="'Trebuchet MS'" style:font-family-generic="swiss" style:font-pitch="variable" fo:color="#ff7600" fo:font-size="100%"/>
      </text:list-level-style-bullet>
      <text:list-level-style-bullet text:level="8" text:bullet-char="•">
        <style:list-level-properties text:space-before="5.115cm" text:min-label-width="0.617cm"/>
        <style:text-properties fo:font-family="'Trebuchet MS'" style:font-family-generic="swiss" style:font-pitch="variable" fo:color="#ff7600" fo:font-size="100%"/>
      </text:list-level-style-bullet>
      <text:list-level-style-bullet text:level="9" text:bullet-char="•">
        <style:list-level-properties text:space-before="5.115cm" text:min-label-width="0.617cm"/>
        <style:text-properties fo:font-family="'Trebuchet MS'" style:font-family-generic="swiss" style:font-pitch="variable" fo:color="#ff76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035cm"/>
        <style:text-properties fo:color="#1c4a88" fo:font-size="75%"/>
      </text:list-level-style-number>
      <text:list-level-style-bullet text:level="2" text:bullet-char="➔">
        <style:list-level-properties text:space-before="1.305cm" text:min-label-width="0.617cm"/>
        <style:text-properties fo:font-family="StarSymbol" style:font-charset="x-symbol" fo:color="#1c4a88" fo:font-size="75%"/>
      </text:list-level-style-bullet>
      <text:list-level-style-bullet text:level="3" text:bullet-char="➔">
        <style:list-level-properties text:space-before="2.575cm" text:min-label-width="0.622cm"/>
        <style:text-properties fo:font-family="StarSymbol" style:font-charset="x-symbol" fo:color="#1c4a88" fo:font-size="75%"/>
      </text:list-level-style-bullet>
      <text:list-level-style-bullet text:level="4" text:bullet-char="➔">
        <style:list-level-properties text:space-before="3.845cm" text:min-label-width="0.622cm"/>
        <style:text-properties fo:font-family="StarSymbol" style:font-charset="x-symbol" fo:color="#f57800" fo:font-size="75%"/>
      </text:list-level-style-bullet>
      <text:list-level-style-bullet text:level="5" text:bullet-char="➔">
        <style:list-level-properties text:space-before="5.115cm" text:min-label-width="0.617cm"/>
        <style:text-properties fo:font-family="StarSymbol" style:font-charset="x-symbol" fo:color="#ff7600" fo:font-size="75%"/>
      </text:list-level-style-bullet>
      <text:list-level-style-bullet text:level="6" text:bullet-char="➔">
        <style:list-level-properties text:space-before="5.115cm" text:min-label-width="0.617cm"/>
        <style:text-properties fo:font-family="StarSymbol" style:font-charset="x-symbol" fo:color="#ff7600" fo:font-size="75%"/>
      </text:list-level-style-bullet>
      <text:list-level-style-bullet text:level="7" text:bullet-char="➔">
        <style:list-level-properties text:space-before="5.115cm" text:min-label-width="0.617cm"/>
        <style:text-properties fo:font-family="StarSymbol" style:font-charset="x-symbol" fo:color="#ff7600" fo:font-size="75%"/>
      </text:list-level-style-bullet>
      <text:list-level-style-bullet text:level="8" text:bullet-char="➔">
        <style:list-level-properties text:space-before="5.115cm" text:min-label-width="0.617cm"/>
        <style:text-properties fo:font-family="StarSymbol" style:font-charset="x-symbol" fo:color="#ff7600" fo:font-size="7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7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7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ibLibre_25_20Presentation" presentation:presentation-page-layout-name="AL1T0" xml:id="id1" draw:id="id1">
        <office:forms form:automatic-focus="false" form:apply-design-mode="false"/>
        <draw:frame presentation:style-name="pr1" draw:layer="layout" svg:width="19.416cm" svg:height="4.389cm" svg:x="5.349cm" svg:y="0cm" presentation:class="title" presentation:user-transformed="true">
          <draw:text-box>
            <text:p>Koha : history</text:p>
          </draw:text-box>
        </draw:frame>
        <draw:frame presentation:style-name="pr2" draw:text-style-name="P1" draw:layer="layout" svg:width="21.396cm" svg:height="12.573cm" svg:x="2.099cm" svg:y="4.445cm" presentation:class="subtitle" presentation:user-transformed="true">
          <draw:text-box>
            <text:p>Chris Cormack</text:p>
            <text:p><text:tab/>Kiwi, involved in Koha since 1999, Koha Release Manager for Koha 1.0, 3.4, 3.6, CatalystNZ</text:p>
            <text:p/>
            <text:p>Paul Poulain</text:p>
            <text:p><text:tab/>Can't be here because he is ill.</text:p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0.001cm" svg:height="0.001cm" svg:x="0cm" svg:y="1.93cm" draw:page-number="1" presentation:class="page"/>
          <draw:frame presentation:style-name="pr3" draw:text-style-name="P2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 presentation:user-transformed="true">
          <draw:text-box>
            <text:p>1999-09: the origin</text:p>
          </draw:text-box>
        </draw:frame>
        <draw:frame presentation:style-name="pr4" draw:layer="layout" svg:width="21.396cm" svg:height="12.573cm" svg:x="2.002cm" svg:y="5.38cm" presentation:class="outline" presentation:user-transformed="true">
          <draw:text-box>
            <text:list text:style-name="L3">
              <text:list-item>
                <text:p>Some kiwis and a y2k bug</text:p>
                <text:list>
                  <text:list-item>
                    <text:p>HLT Horowhenua Library Trust, in New Zealand </text:p>
                    <text:list>
                      <text:list-item>
                        <text:p>has a system with a y2k bug</text:p>
                      </text:list-item>
                      <text:list-item>
                        <text:p>Need low prices</text:p>
                      </text:list-item>
                      <text:list-item>
                        <text:p>Need to work on a dialup line</text:p>
                      </text:list-item>
                      <text:list-item>
                        <text:p>Easy to use for volunteers</text:p>
                      </text:list-item>
                    </text:list>
                  </text:list-item>
                </text:list>
              </text:list-item>
            </text:list>
            <text:p>(reference : http://journal.code4lib.org/articles/1638)</text:p>
          </draw:text-box>
        </draw:frame>
        <presentation:notes draw:style-name="dp2">
          <draw:page-thumbnail draw:style-name="gr1" draw:layer="layout" svg:width="0.001cm" svg:height="0.001cm" svg:x="0cm" svg:y="1.93cm" draw:page-number="2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 presentation:user-transformed="true">
          <draw:text-box>
            <text:p>1999-09: the origin</text:p>
          </draw:text-box>
        </draw:frame>
        <draw:frame presentation:style-name="pr4" draw:layer="layout" svg:width="21.396cm" svg:height="12.573cm" svg:x="2.002cm" svg:y="5.38cm" presentation:class="outline" presentation:user-transformed="true">
          <draw:text-box>
            <text:list text:style-name="L3">
              <text:list-item>
                <text:p>Katipo, (a « web company ») start working on a full web ILS</text:p>
                <text:list>
                  <text:list-item>
                    <text:p>Work start on sep, 99</text:p>
                  </text:list-item>
                  <text:list-item>
                    <text:p>Limited functional requirements (no serials, no acq, …)</text:p>
                  </text:list-item>
                  <text:list-item>
                    <text:p>Not full web in fact : circ was a vt100 app</text:p>
                  </text:list-item>
                  <text:list-item>
                    <text:p>Agile development before Agile methods exists !</text:p>
                  </text:list-item>
                  <text:list-item>
                    <text:p>Team leader : Chris Corma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 presentation:user-transformed="true">
          <draw:text-box>
            <text:p>2000-01: the origin</text:p>
          </draw:text-box>
        </draw:frame>
        <draw:frame presentation:style-name="pr4" draw:layer="layout" svg:width="21.396cm" svg:height="12.573cm" svg:x="2.002cm" svg:y="5.38cm" presentation:class="outline" presentation:user-transformed="true">
          <draw:text-box>
            <text:list text:style-name="L3">
              <text:list-item>
                <text:p>1<text:span text:style-name="T1">st</text:span> version delivered on time</text:p>
                <text:list>
                  <text:list-item>
                    <text:p>HLT goes live with koha 1.0.0 on 2000, january 2<text:span text:style-name="T1">nd</text:span></text:p>
                  </text:list-item>
                  <text:list-item>
                    <text:p><text:span text:style-name="T2">1</text:span><text:span text:style-name="T1">st</text:span><text:span text:style-name="T2"> <text:s/>full-web ILS</text:span></text:p>
                  </text:list-item>
                </text:list>
              </text:list-item>
              <text:list-item>
                <text:p><text:span text:style-name="T2">Katipo is not a product vendor company</text:span></text:p>
                <text:list>
                  <text:list-item>
                    <text:p><text:span text:style-name="T2">Releasing Koha as OpenSour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4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 presentation:user-transformed="true">
          <draw:text-box>
            <text:p><text:span text:style-name="T2">2000-09: First version released</text:span></text:p>
          </draw:text-box>
        </draw:frame>
        <draw:frame presentation:style-name="pr4" draw:layer="layout" svg:width="21.396cm" svg:height="12.573cm" svg:x="2.002cm" svg:y="5.38cm" presentation:class="outline" presentation:user-transformed="true">
          <draw:text-box>
            <text:list text:style-name="L3">
              <text:list-item>
                <text:p><text:span text:style-name="T2">1</text:span><text:span text:style-name="T1">st</text:span><text:span text:style-name="T2"> public release after :</text:span></text:p>
                <text:list>
                  <text:list-item>
                    <text:p><text:span text:style-name="T2">Some sleep for the developers</text:span></text:p>
                  </text:list-item>
                  <text:list-item>
                    <text:p><text:span text:style-name="T2">Some bugfixes for the software</text:span></text:p>
                  </text:list-item>
                  <text:list-item>
                    <text:p><text:span text:style-name="T2">Some work on the web for the rest of the world</text:span><text:span text:style-name="T2"><text:a xlink:href="http://www.koha.org/" xlink:type="simple">www.koha.org</text:a></text:span><text:span text:style-name="T2"> Website, Project created on SourceForge</text:span></text:p>
                  </text:list-item>
                </text:list>
              </text:list-item>
              <text:list-item>
                <text:p><text:span text:style-name="T2">New developers :</text:span></text:p>
                <text:list>
                  <text:list-item>
                    <text:p><text:span text:style-name="T2">Glen Stewart (1</text:span><text:span text:style-name="T1">st</text:span><text:span text:style-name="T2"> patch not from Katipo)</text:span></text:p>
                  </text:list-item>
                  <text:list-item>
                    <text:p><text:span text:style-name="T2">Steve Tonnesen (web based circulatio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5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 presentation:user-transformed="true">
          <draw:text-box>
            <text:p><text:span text:style-name="T2">2001-05 : non english newcomers</text:span></text:p>
          </draw:text-box>
        </draw:frame>
        <draw:frame presentation:style-name="pr4" draw:layer="layout" svg:width="21.396cm" svg:height="12.573cm" svg:x="2.002cm" svg:y="5.38cm" presentation:class="outline" presentation:user-transformed="true">
          <draw:text-box>
            <text:list text:style-name="L3">
              <text:list-item>
                <text:p><text:span text:style-name="T2">1</text:span><text:span text:style-name="T1">st</text:span><text:span text:style-name="T2"> non english developer (&amp; maybe library) : Pawel Skuza</text:span></text:p>
              </text:list-item>
              <text:list-item>
                <text:p><text:span text:style-name="T2">1</text:span><text:span text:style-name="T1">st</text:span><text:span text:style-name="T2"> french developer &amp; user: Paul Poulain (in 2002-01) &amp; Dombes Abbey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6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 presentation:user-transformed="true">
          <draw:text-box>
            <text:p><text:span text:style-name="T2">2002 : the expansion</text:span></text:p>
          </draw:text-box>
        </draw:frame>
        <draw:frame presentation:style-name="pr4" draw:layer="layout" svg:width="21.396cm" svg:height="12.573cm" svg:x="2.002cm" svg:y="5.38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2">Koha 1.2 released</text:span></text:p>
                  </text:list-item>
                  <text:list-item>
                    <text:p><text:span text:style-name="T2">Wiki launched</text:span></text:p>
                  </text:list-item>
                  <text:list-item>
                    <text:p><text:span text:style-name="T2">Bugzilla launched</text:span></text:p>
                  </text:list-item>
                  <text:list-item>
                    <text:p><text:span text:style-name="T2">2 major problems to fix</text:span></text:p>
                    <text:list>
                      <text:list-item>
                        <text:p><text:span text:style-name="T2">Translating Koha : Move to HTML::Template decided</text:span></text:p>
                      </text:list-item>
                      <text:list-item>
                        <text:p><text:span text:style-name="T2">MARC standards : Adding MARC support decided (1st sponsoring outside from HLT -Nelsonville Public Library-)</text:span></text:p>
                      </text:list-item>
                    </text:list>
                  </text:list-item>
                  <text:list-item>
                    <text:p><text:span text:style-name="T2">17</text:span><text:span text:style-name="T1">th</text:span><text:span text:style-name="T2"> committer at the end of the yea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7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 presentation:user-transformed="true">
          <draw:text-box>
            <text:p><text:span text:style-name="T2">2002 : the need for a structure</text:span></text:p>
          </draw:text-box>
        </draw:frame>
        <draw:frame presentation:style-name="pr6" draw:layer="layout" svg:width="21.396cm" svg:height="12.969cm" svg:x="2.54cm" svg:y="5.207cm" presentation:class="outline" presentation:user-transformed="true">
          <draw:text-box>
            <text:list text:style-name="L3">
              <text:list-item>
                <text:p><text:span text:style-name="T2">International software, </text:span><text:span text:style-name="T3">hacked</text:span><text:span text:style-name="T2"> « 24/7 », </text:span><text:span text:style-name="T4">by</text:span><text:span text:style-name="T2"> ppl all around the world. It's time to add some organization !</text:span></text:p>
              </text:list-item>
              <text:list-item>
                <text:p><text:span text:style-name="T2">First elected team</text:span></text:p>
                <text:list>
                  <text:list-item>
                    <text:p><text:span text:style-name="T2">Kaitiaki : our Guardian : Pat Eyler</text:span></text:p>
                  </text:list-item>
                  <text:list-item>
                    <text:p><text:span text:style-name="T2">Release Manager : for the next version 1.4/2.0 : Paul Poulain</text:span></text:p>
                  </text:list-item>
                  <text:list-item>
                    <text:p><text:span text:style-name="T2">Release Maintainer : for the current version 1.2 : Chris Cormack</text:span></text:p>
                  </text:list-item>
                  <text:list-item>
                    <text:p><text:span text:style-name="T2">QA manager : Ingrid, then no-one</text:span></text:p>
                  </text:list-item>
                  <text:list-item>
                    <text:p><text:span text:style-name="T2">Doc manager : Nicolas Rosasc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8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 presentation:user-transformed="true">
          <draw:text-box>
            <text:p><text:span text:style-name="T2">2003-2005 : strengthening the software</text:span></text:p>
          </draw:text-box>
        </draw:frame>
        <draw:frame presentation:style-name="pr4" draw:layer="layout" svg:width="21.396cm" svg:height="12.573cm" svg:x="2.002cm" svg:y="5.38cm" presentation:class="outline" presentation:user-transformed="true">
          <draw:text-box>
            <text:list text:style-name="L3">
              <text:list-item>
                <text:p><text:span text:style-name="T2">New functionalities like </text:span></text:p>
                <text:list>
                  <text:list-item>
                    <text:p><text:span text:style-name="T2">MARC support (incl authorities) </text:span></text:p>
                  </text:list-item>
                  <text:list-item>
                    <text:p><text:span text:style-name="T2">Serials</text:span></text:p>
                  </text:list-item>
                  <text:list-item>
                    <text:p><text:span text:style-name="T2">Stats</text:span></text:p>
                  </text:list-item>
                  <text:list-item>
                    <text:p><text:span text:style-name="T2">Advanced OPAC</text:span></text:p>
                  </text:list-item>
                  <text:list-item>
                    <text:p><text:span text:style-name="T2">Bulkimpor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9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 presentation:user-transformed="true">
          <draw:text-box>
            <text:p><text:span text:style-name="T2">2003-2005 : New team </text:span></text:p>
          </draw:text-box>
        </draw:frame>
        <draw:frame presentation:style-name="pr4" draw:layer="layout" svg:width="21.396cm" svg:height="12.573cm" svg:x="2.002cm" svg:y="5.38cm" presentation:class="outline" presentation:user-transformed="true">
          <draw:text-box>
            <text:list text:style-name="L3">
              <text:list-item>
                <text:p><text:span text:style-name="T5">Team elected in 2003 :</text:span></text:p>
                <text:list>
                  <text:list-item>
                    <text:p>Kaitiaki : Rachel Hamilton</text:p>
                  </text:list-item>
                  <text:list-item>
                    <text:p><text:span text:style-name="T2">Release Manager 2.4/3.0 : Joshua Ferraro</text:span></text:p>
                  </text:list-item>
                  <text:list-item>
                    <text:p><text:span text:style-name="T2">Release Maintainer 2.2 : Paul Poulain</text:span></text:p>
                  </text:list-item>
                  <text:list-item>
                    <text:p><text:span text:style-name="T2">QA manager : Pierrick Le Gall, then no-one</text:span></text:p>
                  </text:list-item>
                  <text:list-item>
                    <text:p><text:span text:style-name="T2">Doc manager : Stephen Hedg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0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 presentation:user-transformed="true">
          <draw:text-box>
            <text:p><text:span text:style-name="T2">2006-2007 : road to 3.0</text:span></text:p>
          </draw:text-box>
        </draw:frame>
        <draw:frame presentation:style-name="pr4" draw:layer="layout" svg:width="21.396cm" svg:height="12.573cm" svg:x="2.002cm" svg:y="5.38cm" presentation:class="outline" presentation:user-transformed="true">
          <draw:text-box>
            <text:list text:style-name="L3">
              <text:list-item>
                <text:p><text:span text:style-name="T2">The SQL MARC structure is limited, and can't deal efficiently with large size catalogues (+300k items)</text:span></text:p>
                <text:list>
                  <text:list-item>
                    <text:p><text:span text:style-name="T2">Deciding to move to zebra</text:span></text:p>
                  </text:list-item>
                </text:list>
              </text:list-item>
              <text:list-item>
                <text:p><text:span text:style-name="T2">First KohaCon in France (KohaCon06)</text:span></text:p>
                <text:list>
                  <text:list-item>
                    <text:p><text:span text:style-name="T2">3 days user conference (more than 120 attendees, in Paris)</text:span></text:p>
                  </text:list-item>
                  <text:list-item>
                    <text:p><text:span text:style-name="T2">5 days hackfest (15 developers from 4 countries, in Marseill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1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 presentation:user-transformed="true">
          <draw:text-box>
            <text:p><text:span text:style-name="T2">2006-2007 : road to 3.0</text:span></text:p>
          </draw:text-box>
        </draw:frame>
        <draw:frame presentation:style-name="pr4" draw:layer="layout" svg:width="21.396cm" svg:height="12.573cm" svg:x="2.002cm" svg:y="5.38cm" presentation:class="outline" presentation:user-transformed="true">
          <draw:text-box>
            <text:list text:style-name="L3">
              <text:list-item>
                <text:p><text:span text:style-name="T2">Changing tools :</text:span></text:p>
                <text:list>
                  <text:list-item>
                    <text:p><text:span text:style-name="T2">Moving from sourceforge/CVS to savannah/CVS then git</text:span></text:p>
                  </text:list-item>
                  <text:list-item>
                    <text:p><text:span text:style-name="T2">Mailing lists on lists.koha.org</text:span></text:p>
                  </text:list-item>
                  <text:list-item>
                    <text:p><text:span text:style-name="T2">French website (</text:span><text:span text:style-name="T2"><text:a xlink:href="http://www.koha-fr.org/" xlink:type="simple">www.koha-fr.org</text:a></text:span><text:span text:style-name="T2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2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 presentation:user-transformed="true">
          <draw:text-box>
            <text:p><text:span text:style-name="T2">2008-2009 : Why Open Source is stronger</text:span></text:p>
          </draw:text-box>
        </draw:frame>
        <draw:frame presentation:style-name="pr7" draw:layer="layout" svg:width="21.396cm" svg:height="16.458cm" svg:x="2.002cm" svg:y="5.38cm" presentation:class="outline" presentation:user-transformed="true">
          <draw:text-box>
            <text:list text:style-name="L3">
              <text:list-item>
                <text:p><text:span text:style-name="T2">In 2008-2009, Koha faced a trouble. In a few words :</text:span></text:p>
                <text:list>
                  <text:list-item>
                    <text:p><text:span text:style-name="T2">In 2007, Liblime bought Katipo Koha activity &amp; domain name</text:span></text:p>
                  </text:list-item>
                  <text:list-item>
                    <text:p><text:span text:style-name="T2">A company called PTFS does some business in US around Koha. Liblime says they are dangerous</text:span></text:p>
                  </text:list-item>
                  <text:list-item>
                    <text:p><text:span text:style-name="T2">Something </text:span><text:span text:style-name="T4">happens</text:span><text:span text:style-name="T2"> at Liblime and they don't share any more</text:span></text:p>
                  </text:list-item>
                  <text:list-item>
                    <text:p>A lot of Liblime developers resign</text:p>
                  </text:list-item>
                  <text:list-item>
                    <text:p>Liblime announces « Liblime Enterprise Koha », hosted only, source-code is not shared, the community no longer has access to Koha.org domain &amp; tools</text:p>
                  </text:list-item>
                  <text:list-item>
                    <text:p>PTFS buy Liblime. It's now PTFS/Liblime (early 2010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3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  <officeooo:annotation svg:x="0cm" svg:y="0cm">
          <dc:creator>Paul Poulain</dc:creator>
          <dc:date>2013-09-11T17:28:08</dc:date>
          <text:p>I think thoe slides should be rewriten. Maybe 2 slides are too much</text:p>
          <text:p>I have no idea how to say that in a more neutral way. I think the way it is written is neutral already</text:p>
        </officeooo:annotation>
      </draw:page>
      <draw:page draw:name="page14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 presentation:user-transformed="true">
          <draw:text-box>
            <text:p><text:span text:style-name="T2">2008-2009 : Why OpenSource is stronger</text:span></text:p>
          </draw:text-box>
        </draw:frame>
        <draw:frame presentation:style-name="pr8" draw:layer="layout" svg:width="21.396cm" svg:height="13.319cm" svg:x="1.905cm" svg:y="5.207cm" presentation:class="outline" presentation:user-transformed="true">
          <draw:text-box>
            <text:list text:style-name="L3">
              <text:list-item>
                <text:p>Open Source is better (for users) because :</text:p>
                <text:list>
                  <text:list-item>
                    <text:p>No-one can « steal » the software. It's a « common good » That's a huge guarantee for libraries/users !</text:p>
                  </text:list-item>
                  <text:list-item>
                    <text:p>The software evolution doesn't depend on a single company success or decision !</text:p>
                  </text:list-item>
                </text:list>
              </text:list-item>
              <text:list-item>
                <text:p>Consequences of this crisis :</text:p>
                <text:list>
                  <text:list-item>
                    <text:p>For users (libraries) : nothing (Maybe a delay in releases)</text:p>
                  </text:list-item>
                  <text:list-item>
                    <text:p>For developers : well, frankly, we spent a lot of time dealing with those problems that would have been better used in hacking. But we have learnt a lot of thing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4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 presentation:user-transformed="true">
          <draw:text-box>
            <text:p><text:span text:style-name="T2">2010 : back to hacking</text:span></text:p>
          </draw:text-box>
        </draw:frame>
        <draw:frame presentation:style-name="pr9" draw:layer="layout" svg:width="21.396cm" svg:height="14.641cm" svg:x="2.002cm" svg:y="5.38cm" presentation:class="outline" presentation:user-transformed="true">
          <draw:text-box>
            <text:list text:style-name="L3">
              <text:list-item>
                <text:p>End of the crisis</text:p>
                <text:list>
                  <text:list-item>
                    <text:p>Decision to move to koha-community.org, with all our tools (Jan 2010)</text:p>
                  </text:list-item>
                  <text:list-item>
                    <text:p>KohaCon09 in USA (Texas), KohaCon10 in New Zealand (Wellington), KohaCon11 in India, KohaCon12 in UK</text:p>
                  </text:list-item>
                  <text:list-item>
                    <text:p>ptfs-liblime and community relationship still not normalized : we've some contacts with one of the developer at PTFS/Liblime, but They walk their way, and the rest of the community walks their way</text:p>
                  </text:list-item>
                  <text:list-item>
                    <text:p>At least 90 libraries have switched from Koha, support by PTFS to Koha, support by someone else last year (see http://www.librarytechnology.org/libwebcats/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5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>
          <draw:text-box>
            <text:p>2010: back to hacking</text:p>
          </draw:text-box>
        </draw:frame>
        <draw:frame presentation:style-name="pr4" draw:layer="layout" svg:width="21.396cm" svg:height="12.573cm" svg:x="2.099cm" svg:y="5.207cm" presentation:class="outline" presentation:user-transformed="true">
          <draw:text-box>
            <text:list text:style-name="L3">
              <text:list-item>
                <text:p>2010 and 2011 workflow changes</text:p>
                <text:list>
                  <text:list-item>
                    <text:p>Monthly IRC meeting</text:p>
                  </text:list-item>
                  <text:list-item>
                    <text:p>Well defined patch workflow</text:p>
                  </text:list-item>
                  <text:list-item>
                    <text:p>QA manager position filled !</text:p>
                  </text:list-item>
                  <text:list-item>
                    <text:p>Many new contributors</text:p>
                  </text:list-item>
                </text:list>
              </text:list-item>
              <text:list-item>
                <text:p>It's time for a new start : the team is highly motivated, there are exciting things to do, there are more and more users that uses Koha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6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>
          <draw:text-box>
            <text:p>2011: versions 3.4 and 3.6</text:p>
          </draw:text-box>
        </draw:frame>
        <draw:frame presentation:style-name="pr10" draw:layer="layout" svg:width="21.396cm" svg:height="13.256cm" svg:x="2.002cm" svg:y="5.38cm" presentation:class="outline" presentation:user-transformed="true">
          <draw:text-box>
            <text:list text:style-name="L3">
              <text:list-item>
                <text:p>Koha 3.4 was the 1st “time based release” (april 2011)</text:p>
                <text:list>
                  <text:list-item>
                    <text:p>Normarc support (welcome Magnus !)</text:p>
                  </text:list-item>
                  <text:list-item>
                    <text:p>Fast add (add catalogue record from the circulation interface)</text:p>
                  </text:list-item>
                  <text:list-item>
                    <text:p>Switch from H::T::P to T::T for template (presentation)</text:p>
                  </text:list-item>
                  <text:list-item>
                    <text:p>Item removed from bibliographic MARC record</text:p>
                  </text:list-item>
                </text:list>
              </text:list-item>
              <text:list-item>
                <text:p>Koha 3.6 (oct 2011)</text:p>
                <text:list>
                  <text:list-item>
                    <text:p>Easier analytics record</text:p>
                  </text:list-item>
                  <text:list-item>
                    <text:p>365 bugfixes &amp; improvement from 3.4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7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>
          <draw:text-box>
            <text:p>2012: version 3.8 and 3.10</text:p>
          </draw:text-box>
        </draw:frame>
        <draw:frame presentation:style-name="pr11" draw:layer="layout" svg:width="21.396cm" svg:height="11.049cm" svg:x="2.002cm" svg:y="5.38cm" presentation:class="outline" presentation:user-transformed="true">
          <draw:text-box>
            <text:list text:style-name="L3">
              <text:list-item>
                <text:p>Koha 3.8 (april 2012)</text:p>
                <text:list>
                  <text:list-item>
                    <text:p>Hourly loans</text:p>
                  </text:list-item>
                  <text:list-item>
                    <text:p>Firefox offline circulation module (KOCT)</text:p>
                  </text:list-item>
                  <text:list-item>
                    <text:p>New staff interface</text:p>
                  </text:list-item>
                  <text:list-item>
                    <text:p>130 enhancements ( + fixes)</text:p>
                  </text:list-item>
                  <text:list-item>
                    <text:p>71 different developer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8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>
          <draw:text-box>
            <text:p>2012: version 3.8 and 3.10</text:p>
          </draw:text-box>
        </draw:frame>
        <draw:frame presentation:style-name="pr11" draw:layer="layout" svg:width="21.396cm" svg:height="11.049cm" svg:x="2.002cm" svg:y="5.38cm" presentation:class="outline">
          <draw:text-box>
            <text:list text:style-name="L3">
              <text:list-item>
                <text:p>Koha 3.10 (nov 2012)</text:p>
                <text:list>
                  <text:list-item>
                    <text:p>Plack on OPAC &amp; staff interface</text:p>
                  </text:list-item>
                  <text:list-item>
                    <text:p>Responsive design OPAC</text:p>
                  </text:list-item>
                  <text:list-item>
                    <text:p>160 enhancements &amp; new features, 433 fixes (since 3.8.0)</text:p>
                  </text:list-item>
                  <text:list-item>
                    <text:p>Enhancement description document is 43 pa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9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>
          <draw:text-box>
            <text:p>2013: version 3.12 and 3.14</text:p>
          </draw:text-box>
        </draw:frame>
        <draw:frame presentation:style-name="pr11" draw:layer="layout" svg:width="21.396cm" svg:height="11.049cm" svg:x="2.002cm" svg:y="5.38cm" presentation:class="outline">
          <draw:text-box>
            <text:list text:style-name="L3">
              <text:list-item>
                <text:p>Koha 3.12 (may 2013, Jared Release Manager)</text:p>
                <text:list>
                  <text:list-item>
                    <text:p>Patron self-registration</text:p>
                  </text:list-item>
                  <text:list-item>
                    <text:p>Link between subscription &amp; acquisition</text:p>
                  </text:list-item>
                  <text:list-item>
                    <text:p>Branch-limited authorized values</text:p>
                  </text:list-item>
                </text:list>
              </text:list-item>
              <text:list-item>
                <text:p>Koha 3.14 (Nov 2013, Galen Release Manager)</text:p>
                <text:list>
                  <text:list-item>
                    <text:p>Course Reserves</text:p>
                  </text:list-item>
                  <text:list-item>
                    <text:p>Bootstrap theme for OPAC</text:p>
                  </text:list-item>
                  <text:list-item>
                    <text:p>New offline circulation modu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0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BibLibre_25_20Presentation" presentation:presentation-page-layout-name="AL3T19">
        <office:forms form:automatic-focus="false" form:apply-design-mode="false"/>
        <draw:frame presentation:style-name="pr1" draw:layer="layout" svg:width="19.416cm" svg:height="4.389cm" svg:x="5.349cm" svg:y="0cm" presentation:class="title">
          <draw:text-box>
            <text:p>2013 Trademark decision</text:p>
          </draw:text-box>
        </draw:frame>
        <draw:frame presentation:style-name="pr4" draw:layer="layout" svg:width="21.396cm" svg:height="12.573cm" svg:x="2.099cm" svg:y="5.208cm" presentation:class="outline" presentation:user-transformed="true">
          <draw:text-box>
            <text:list text:style-name="L3">
              <text:list-item>
                <text:p>IPONZ decision</text:p>
                <text:list>
                  <text:list-item>
                    <text:p>Liblime/PTFS trademark application rejected</text:p>
                  </text:list-item>
                  <text:list-item>
                    <text:p>Costs awarded to Te Horowhenua Trust and Catalyst </text:p>
                  </text:list-item>
                  <text:list-item>
                    <text:p>Trademark awarded to Te Horowhenua Tru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1" presentation:class="page"/>
          <draw:frame presentation:style-name="pr5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BibLibre_25_20Presentation" presentation:presentation-page-layout-name="AL3T19">
        <office:forms form:automatic-focus="false" form:apply-design-mode="false"/>
        <draw:frame presentation:style-name="pr12" draw:layer="layout" svg:width="19.416cm" svg:height="4.389cm" svg:x="5.349cm" svg:y="0cm" presentation:class="title">
          <draw:text-box>
            <text:p><text:span text:style-name="T2">Some numbers</text:span></text:p>
          </draw:text-box>
        </draw:frame>
        <draw:frame draw:name="Object 1" draw:style-name="gr2" draw:text-style-name="P4" draw:layer="layout" svg:width="23.67cm" svg:height="13.837cm" svg:x="1.001cm" svg:y="4.148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0.001cm" svg:height="0.001cm" svg:x="0cm" svg:y="1.93cm" draw:page-number="22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>
          <draw:text-box>
            <text:p>2014: version 3.16 and 3.18</text:p>
          </draw:text-box>
        </draw:frame>
        <draw:frame presentation:style-name="pr13" draw:layer="layout" svg:width="21.396cm" svg:height="11.259cm" svg:x="1.905cm" svg:y="5.715cm" presentation:class="outline" presentation:user-transformed="true">
          <draw:text-box>
            <text:list text:style-name="L3">
              <text:list-item>
                <text:p>Koha 3.16 (May 2014, Galen Release Manager)</text:p>
                <text:list>
                  <text:list-item>
                    <text:p>Different templates for notice types, eg 1 for email, different for sms</text:p>
                  </text:list-item>
                  <text:list-item>
                    <text:p>Experimental Plack support for OPAC</text:p>
                  </text:list-item>
                </text:list>
              </text:list-item>
              <text:list-item>
                <text:p>Koha 3.18 (Nov 2014, Tomás Release Manager)</text:p>
                <text:list>
                  <text:list-item>
                    <text:p>End of fiscal year rollover of open funds and orders</text:p>
                  </text:list-item>
                  <text:list-item>
                    <text:p>On - site checkouts</text:p>
                  </text:list-item>
                  <text:list-item>
                    <text:p>Automatic renewals</text:p>
                  </text:list-item>
                  <text:list-item>
                    <text:p>SRU downlo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3" presentation:class="page"/>
          <draw:frame presentation:style-name="pr5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BibLibre_25_20Presentation" presentation:presentation-page-layout-name="AL3T19">
        <office:forms form:automatic-focus="false" form:apply-design-mode="false"/>
        <draw:frame presentation:style-name="pr1" draw:layer="layout" svg:width="19.416cm" svg:height="4.389cm" svg:x="5.349cm" svg:y="0cm" presentation:class="title">
          <draw:text-box>
            <text:p>2015: Koha 3.20 and 3.22</text:p>
          </draw:text-box>
        </draw:frame>
        <draw:frame presentation:style-name="pr4" draw:layer="layout" svg:width="21.396cm" svg:height="12.573cm" svg:x="2.099cm" svg:y="5.208cm" presentation:class="outline" presentation:user-transformed="true">
          <draw:text-box>
            <text:p/>
          </draw:text-box>
        </draw:frame>
        <draw:frame presentation:style-name="pr14" draw:layer="layout" svg:width="21.396cm" svg:height="12.586cm" svg:x="1.905cm" svg:y="5.716cm" presentation:class="outline" presentation:user-transformed="true">
          <draw:text-box>
            <text:list text:style-name="L3">
              <text:list-item>
                <text:p>Koha 3.20 (May 2015, Tomás Release Manager)</text:p>
                <text:list>
                  <text:list-item>
                    <text:p>Batch editing of records</text:p>
                  </text:list-item>
                  <text:list-item>
                    <text:p>Discharge notice generation and management</text:p>
                  </text:list-item>
                  <text:list-item>
                    <text:p>Several holds related preferences moved to circulation matrix</text:p>
                  </text:list-item>
                </text:list>
              </text:list-item>
              <text:list-item>
                <text:p>Koha 3.22 (Nov 2015, Tomás Release Manager)</text:p>
                <text:list>
                  <text:list-item>
                    <text:p>Full plack support</text:p>
                  </text:list-item>
                  <text:list-item>
                    <text:p>ElasticSearch</text:p>
                  </text:list-item>
                  <text:list-item>
                    <text:p>Browse interface</text:p>
                  </text:list-item>
                  <text:list-item>
                    <text:p>Rest API (mayb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4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BibLibre_25_20Presentation" presentation:presentation-page-layout-name="AL3T19">
        <office:forms form:automatic-focus="false" form:apply-design-mode="false"/>
        <draw:frame presentation:style-name="pr1" draw:layer="layout" svg:width="19.416cm" svg:height="4.389cm" svg:x="5.349cm" svg:y="0cm" presentation:class="title">
          <draw:text-box>
            <text:p>2016 and beyond</text:p>
          </draw:text-box>
        </draw:frame>
        <draw:frame presentation:style-name="pr4" draw:layer="layout" svg:width="21.396cm" svg:height="12.573cm" svg:x="2.099cm" svg:y="5.208cm" presentation:class="outline" presentation:user-transformed="true">
          <draw:text-box>
            <text:p/>
          </draw:text-box>
        </draw:frame>
        <draw:frame presentation:style-name="pr15" draw:text-style-name="P4" draw:layer="layout" svg:width="16.764cm" svg:height="0.866cm" svg:x="4.345cm" svg:y="8.999cm">
          <draw:text-box>
            <text:list text:style-name="L3">
              <text:list-item>
                <text:p>Lots more patches from Africa? 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5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BibLibre_25_20Presentation" presentation:presentation-page-layout-name="AL1T0">
        <office:forms form:automatic-focus="false" form:apply-design-mode="false"/>
        <draw:frame presentation:style-name="pr12" draw:layer="layout" svg:width="19.416cm" svg:height="4.389cm" svg:x="5.349cm" svg:y="0cm" presentation:class="title">
          <draw:text-box>
            <text:p>Fireworks</text:p>
          </draw:text-box>
        </draw:frame>
        <draw:frame presentation:style-name="pr2" draw:text-style-name="P1" draw:layer="layout" svg:width="21.396cm" svg:height="12.573cm" svg:x="2.002cm" svg:y="5.38cm" presentation:class="subtitle">
          <draw:text-box>
            <text:p text:style-name="P5">10 years in 10 minuts.</text:p>
            <text:p text:style-name="P5">A video, made for KohaCon10 in New Zealand</text:p>
            <text:p text:style-name="P5">http://www.youtube.com/watch?v=Tl1a2VN_pec</text:p>
          </draw:text-box>
        </draw:frame>
        <presentation:notes draw:style-name="dp2">
          <draw:page-thumbnail draw:style-name="gr1" draw:layer="layout" svg:width="0.001cm" svg:height="0.001cm" svg:x="0cm" svg:y="1.93cm" draw:page-number="26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Trebuchet MS1" svg:font-family="'Trebuchet MS'" style:font-pitch="variable"/>
    <style:font-face style:name="ヒラギノ角ゴ ProN W61" svg:font-family="'ヒラギノ角ゴ ProN W6'" style:font-pitch="variable"/>
    <style:font-face style:name="Arial" svg:font-family="Arial" style:font-family-generic="roman" style:font-pitch="variable"/>
    <style:font-face style:name="Arial2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Arial3" svg:font-family="Arial" style:font-adornments="Regular" style:font-family-generic="swiss" style:font-pitch="variable"/>
    <style:font-face style:name="Arial Unicode MS2" svg:font-family="'Arial Unicode MS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adornments="Regular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  <style:font-face style:name="ヒラギノ角ゴ ProN W6" svg:font-family="'ヒラギノ角ゴ ProN W6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reGénéral" style:family="graphic">
      <style:graphic-properties draw:stroke="none" draw:fill="none" draw:fill-color="#00dcff" draw:fill-image-width="0cm" draw:fill-image-height="0cm" draw:auto-grow-height="true" draw:auto-grow-width="false" fo:max-height="0cm" fo:min-height="0cm" draw:shadow="hidden" draw:shadow-offset-x="0.203cm" draw:shadow-offset-y="0.203cm" draw:shadow-color="#000080">
        <text:list-style style:name="TitreGénéral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normal">
        <style:tab-stops/>
      </style:paragraph-properties>
      <style:text-properties fo:color="#000000" style:text-outline="false" style:text-line-through-style="none" style:text-line-through-type="none" style:text-position="0% 100%" style:font-name="Verdana2" fo:font-family="Verdana" style:font-style-name="Regular" style:font-family-generic="swiss" style:font-pitch="variable" fo:font-size="28pt" fo:letter-spacing="normal" fo:text-shadow="none" style:text-underline-style="none" style:text-underline-mode="continuous" style:text-overline-mode="continuous" style:text-line-through-mode="continuous" style:letter-kerning="false" style:font-name-asian="Arial Unicode MS2" style:font-family-asian="'Arial Unicode MS'" style:font-style-name-asian="Regular" style:font-family-generic-asian="swiss" style:font-pitch-asian="variable" style:font-size-asian="24pt" style:font-name-complex="Tahoma" style:font-family-complex="Tahoma" style:font-family-generic-complex="system" style:font-pitch-complex="variable" style:font-size-complex="24pt" style:text-emphasize="none" style:text-scale="100%" style:font-relief="none" fo:hyphenate="false"/>
    </style:style>
    <style:style style:name="Auteur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-offset-x="0.305cm" draw:shadow-offset-y="0.305cm"/>
      <style:paragraph-properties fo:text-align="end"/>
      <style:text-properties fo:color="#204a87" fo:font-size="18pt"/>
    </style:style>
    <style:style style:name="lieudate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>
        <text:list-style style:name="lieudat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57900" style:text-outline="false" style:text-line-through-style="none" style:text-line-through-type="none" style:text-position="0% 100%" style:font-name="Arial1" fo:font-family="Arial" style:font-pitch="variable" fo:font-size="1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MS Gothic" style:font-family-asian="'MS Gothic'" style:font-family-generic-asian="system" style:font-pitch-asian="variable" style:font-size-asian="1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AuteurMail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fo:text-align="end"/>
      <style:text-properties fo:color="#f57900" style:font-name="Arial3" fo:font-family="Arial" style:font-style-name="Regular" style:font-family-generic="swiss" style:font-pitch="variable" fo:font-size="18pt"/>
    </style:style>
    <style:style style:name="TitreDiapo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text-properties fo:color="#204a87" fo:font-size="32pt"/>
    </style:style>
    <style:style style:name="BibLibre_25_20Presentation-background" style:display-name="BibLibre%20Presentation-background" style:family="presentation">
      <style:graphic-properties draw:stroke="none" draw:fill="solid" draw:fill-color="#ffffff" draw:fill-image-width="0cm" draw:fill-image-height="0cm" draw:textarea-horizontal-align="center" draw:textarea-vertical-align="middle" draw:shadow="hidden"/>
      <style:paragraph-properties fo:text-align="center"/>
    </style:style>
    <style:style style:name="BibLibre_25_20Presentation-backgroundobjects" style:display-name="BibLibre%20Presentation-backgroundobjects" style:family="presentation">
      <style:graphic-properties draw:shadow="hidden" draw:shadow-offset-x="0.3cm" draw:shadow-offset-y="0.3cm" draw:shadow-color="#808080">
        <text:list-style style:name="BibLibre_25_20Presentation-backgroundobjects" style:display-name="BibLibre%20Presentation-backgroundobjects">
          <text:list-level-style-bullet text:level="1" text:bullet-char="•">
            <style:list-level-properties/>
            <style:text-properties fo:font-family="Arial" style:font-family-generic="swiss" style:font-pitch="variable" fo:color="#0000de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de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de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de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de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de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de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de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de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de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d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BibLibre_25_20Presentation-notes" style:display-name="BibLibre%20Presentation-notes" style:family="presentation">
      <style:graphic-properties draw:stroke="none" draw:fill="none">
        <text:list-style style:name="BibLibre_25_20Presentation-notes" style:display-name="BibLibre%20Presentation-notes">
          <text:list-level-style-bullet text:level="1" text:bullet-char="•">
            <style:list-level-properties/>
            <style:text-properties fo:font-family="Arial" style:font-family-generic="swiss" style:font-pitch="variable" fo:color="#02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2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2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2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2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MS Gothic" style:font-family-asian="'MS Gothic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BibLibre_25_20Presentation-outline1" style:display-name="BibLibre%20Presentation-outline1" style:family="presentation">
      <style:graphic-properties draw:stroke="none" svg:stroke-color="#1c4a88" draw:fill="none" draw:fill-image-width="0cm" draw:fill-image-height="0cm">
        <text:list-style style:name="BibLibre_25_20Presentation-outline1" style:display-name="BibLibre%20Presentation-outline1">
          <text:list-level-style-number text:level="1" style:num-format="">
            <style:list-level-properties text:space-before="0.035cm"/>
            <style:text-properties fo:color="#1c4a88" fo:font-size="75%"/>
          </text:list-level-style-number>
          <text:list-level-style-bullet text:level="2" text:bullet-char="➔">
            <style:list-level-properties text:space-before="1.305cm" text:min-label-width="0.617cm"/>
            <style:text-properties fo:font-family="StarSymbol" style:font-charset="x-symbol" fo:color="#1c4a88" fo:font-size="75%"/>
          </text:list-level-style-bullet>
          <text:list-level-style-bullet text:level="3" text:bullet-char="➔">
            <style:list-level-properties text:space-before="2.575cm" text:min-label-width="0.622cm"/>
            <style:text-properties fo:font-family="StarSymbol" style:font-charset="x-symbol" fo:color="#1c4a88" fo:font-size="75%"/>
          </text:list-level-style-bullet>
          <text:list-level-style-bullet text:level="4" text:bullet-char="➔">
            <style:list-level-properties text:space-before="3.845cm" text:min-label-width="0.622cm"/>
            <style:text-properties fo:font-family="StarSymbol" style:font-charset="x-symbol" fo:color="#f57800" fo:font-size="75%"/>
          </text:list-level-style-bullet>
          <text:list-level-style-bullet text:level="5" text:bullet-char="➔">
            <style:list-level-properties text:space-before="5.115cm" text:min-label-width="0.617cm"/>
            <style:text-properties fo:font-family="StarSymbol" style:font-charset="x-symbol" fo:color="#ff7600" fo:font-size="75%"/>
          </text:list-level-style-bullet>
          <text:list-level-style-bullet text:level="6" text:bullet-char="➔">
            <style:list-level-properties text:space-before="5.115cm" text:min-label-width="0.617cm"/>
            <style:text-properties fo:font-family="StarSymbol" style:font-charset="x-symbol" fo:color="#ff7600" fo:font-size="75%"/>
          </text:list-level-style-bullet>
          <text:list-level-style-bullet text:level="7" text:bullet-char="➔">
            <style:list-level-properties text:space-before="5.115cm" text:min-label-width="0.617cm"/>
            <style:text-properties fo:font-family="StarSymbol" style:font-charset="x-symbol" fo:color="#ff7600" fo:font-size="75%"/>
          </text:list-level-style-bullet>
          <text:list-level-style-bullet text:level="8" text:bullet-char="➔">
            <style:list-level-properties text:space-before="5.115cm" text:min-label-width="0.617cm"/>
            <style:text-properties fo:font-family="StarSymbol" style:font-charset="x-symbol" fo:color="#ff7600" fo:font-size="75%"/>
          </text:list-level-style-bullet>
          <text:list-level-style-bullet text:level="9" text:bullet-char="➔">
            <style:list-level-properties text:space-before="4.8cm" text:min-label-width="0.6cm"/>
            <style:text-properties fo:font-family="StarSymbol" style:font-charset="x-symbol" style:use-window-font-color="true" fo:font-size="75%"/>
          </text:list-level-style-bullet>
          <text:list-level-style-bullet text:level="10" text:bullet-char="➔">
            <style:list-level-properties text:space-before="5.4cm" text:min-label-width="0.6cm"/>
            <style:text-properties fo:font-family="StarSymbol" style:font-charset="x-symbol" style:use-window-font-color="true" fo:font-size="75%"/>
          </text:list-level-style-bullet>
        </text:list-style>
      </style:graphic-properties>
      <style:paragraph-properties fo:margin-left="0.034cm" fo:margin-right="0cm" fo:margin-top="0.457cm" fo:margin-bottom="0cm" fo:line-height="120%" fo:text-align="start" fo:text-indent="0cm" style:punctuation-wrap="hanging" style:line-break="strict">
        <style:tab-stops>
          <style:tab-stop style:position="0cm"/>
          <style:tab-stop style:position="2.504cm"/>
          <style:tab-stop style:position="5.044cm"/>
          <style:tab-stop style:position="7.584cm"/>
          <style:tab-stop style:position="10.124cm"/>
          <style:tab-stop style:position="12.664cm"/>
          <style:tab-stop style:position="15.204cm"/>
          <style:tab-stop style:position="17.744cm"/>
          <style:tab-stop style:position="20.284cm"/>
          <style:tab-stop style:position="22.824cm"/>
          <style:tab-stop style:position="25.364cm"/>
          <style:tab-stop style:position="27.904cm"/>
        </style:tab-stops>
      </style:paragraph-properties>
      <style:text-properties fo:color="#1c4a88" style:text-outline="false" style:text-line-through-style="none" style:text-line-through-type="none" style:text-position="0% 100%" style:font-name="Trebuchet MS1" fo:font-family="'Trebuchet MS'" style:font-pitch="variable" fo:font-size="21pt" fo:font-style="normal" fo:text-shadow="none" style:text-underline-style="none" fo:font-weight="bold" style:font-name-asian="ヒラギノ角ゴ ProN W61" style:font-family-asian="'ヒラギノ角ゴ ProN W6'" style:font-pitch-asian="variable" style:font-size-asian="21pt" style:font-style-asian="normal" style:font-weight-asian="bold" style:font-name-complex="ヒラギノ角ゴ ProN W61" style:font-family-complex="'ヒラギノ角ゴ ProN W6'" style:font-pitch-complex="variable" style:font-size-complex="21pt" style:font-style-complex="normal" style:font-weight-complex="bold" style:text-emphasize="none" style:font-relief="none"/>
    </style:style>
    <style:style style:name="BibLibre_25_20Presentation-outline2" style:display-name="BibLibre%20Presentation-outline2" style:family="presentation" style:parent-style-name="BibLibre_25_20Presentation-outline1">
      <style:paragraph-properties fo:margin-left="0cm" fo:margin-right="0cm" fo:margin-top="0.388cm" fo:margin-bottom="0cm" fo:line-height="120%" fo:text-align="start" fo:text-indent="0cm" style:punctuation-wrap="hanging" style:line-break="strict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1c4a88" style:text-line-through-style="none" style:text-line-through-type="none" style:text-position="0% 100%" style:font-name="Trebuchet MS1" fo:font-family="'Trebuchet MS'" style:font-pitch="variable" fo:font-size="19pt" fo:font-style="normal" fo:text-shadow="none" style:text-underline-style="none" fo:font-weight="bold" style:font-name-asian="ヒラギノ角ゴ ProN W61" style:font-family-asian="'ヒラギノ角ゴ ProN W6'" style:font-pitch-asian="variable" style:font-size-asian="19pt" style:font-style-asian="normal" style:font-weight-asian="bold" style:font-name-complex="ヒラギノ角ゴ ProN W61" style:font-family-complex="'ヒラギノ角ゴ ProN W6'" style:font-pitch-complex="variable" style:font-size-complex="19pt" style:font-style-complex="normal" style:font-weight-complex="bold" style:font-relief="none"/>
    </style:style>
    <style:style style:name="BibLibre_25_20Presentation-outline3" style:display-name="BibLibre%20Presentation-outline3" style:family="presentation" style:parent-style-name="BibLibre_25_20Presentation-outline2">
      <style:paragraph-properties fo:margin-left="0cm" fo:margin-right="0cm" fo:margin-top="0.352cm" fo:margin-bottom="0cm" fo:line-height="120%" fo:text-align="start" fo:text-indent="0cm" style:punctuation-wrap="hanging" style:line-break="strict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f57800" style:text-line-through-style="none" style:text-line-through-type="none" style:text-position="0% 100%" style:font-name="Trebuchet MS1" fo:font-family="'Trebuchet MS'" style:font-pitch="variable" fo:font-size="17pt" fo:font-style="normal" fo:text-shadow="none" style:text-underline-style="none" fo:font-weight="bold" style:font-name-asian="ヒラギノ角ゴ ProN W61" style:font-family-asian="'ヒラギノ角ゴ ProN W6'" style:font-pitch-asian="variable" style:font-size-asian="17pt" style:font-style-asian="normal" style:font-weight-asian="bold" style:font-name-complex="ヒラギノ角ゴ ProN W61" style:font-family-complex="'ヒラギノ角ゴ ProN W6'" style:font-pitch-complex="variable" style:font-size-complex="17pt" style:font-style-complex="normal" style:font-weight-complex="bold" style:font-relief="none"/>
    </style:style>
    <style:style style:name="BibLibre_25_20Presentation-outline4" style:display-name="BibLibre%20Presentation-outline4" style:family="presentation" style:parent-style-name="BibLibre_25_20Presentation-outline3">
      <style:paragraph-properties fo:margin-left="0cm" fo:margin-right="0cm" fo:margin-top="0.317cm" fo:margin-bottom="0cm" fo:line-height="120%" fo:text-align="start" fo:text-indent="0cm" style:punctuation-wrap="hanging" style:line-break="strict">
        <style:tab-stops>
          <style:tab-stop style:position="0.612cm"/>
          <style:tab-stop style:position="3.152cm"/>
          <style:tab-stop style:position="5.692cm"/>
          <style:tab-stop style:position="8.232cm"/>
          <style:tab-stop style:position="10.772cm"/>
          <style:tab-stop style:position="13.312cm"/>
          <style:tab-stop style:position="15.852cm"/>
          <style:tab-stop style:position="18.392cm"/>
          <style:tab-stop style:position="20.932cm"/>
          <style:tab-stop style:position="23.472cm"/>
        </style:tab-stops>
      </style:paragraph-properties>
      <style:text-properties fo:color="#1c4a88" style:text-line-through-style="none" style:text-line-through-type="none" style:text-position="0% 100%" style:font-name="Trebuchet MS1" fo:font-family="'Trebuchet MS'" style:font-pitch="variable" fo:font-size="15pt" fo:font-style="normal" fo:text-shadow="none" style:text-underline-style="none" fo:font-weight="bold" style:font-name-asian="ヒラギノ角ゴ ProN W61" style:font-family-asian="'ヒラギノ角ゴ ProN W6'" style:font-pitch-asian="variable" style:font-size-asian="15pt" style:font-style-asian="normal" style:font-weight-asian="bold" style:font-name-complex="ヒラギノ角ゴ ProN W61" style:font-family-complex="'ヒラギノ角ゴ ProN W6'" style:font-pitch-complex="variable" style:font-size-complex="15pt" style:font-style-complex="normal" style:font-weight-complex="bold" style:font-relief="none"/>
    </style:style>
    <style:style style:name="BibLibre_25_20Presentation-outline5" style:display-name="BibLibre%20Presentation-outline5" style:family="presentation" style:parent-style-name="BibLibre_25_20Presentation-outline4">
      <style:paragraph-properties fo:margin-left="0cm" fo:margin-right="0cm" fo:margin-top="0.282cm" fo:margin-bottom="0cm" fo:line-height="120%" fo:text-align="start" fo:text-indent="0cm" style:punctuation-wrap="hanging" style:line-break="strict">
        <style:tab-stops>
          <style:tab-stop style:position="1.887cm"/>
          <style:tab-stop style:position="4.427cm"/>
          <style:tab-stop style:position="6.967cm"/>
          <style:tab-stop style:position="9.507cm"/>
          <style:tab-stop style:position="12.047cm"/>
          <style:tab-stop style:position="14.587cm"/>
          <style:tab-stop style:position="17.127cm"/>
          <style:tab-stop style:position="19.667cm"/>
          <style:tab-stop style:position="22.207cm"/>
        </style:tab-stops>
      </style:paragraph-properties>
      <style:text-properties fo:color="#ffffff" style:text-line-through-style="none" style:text-line-through-type="none" style:text-position="0% 100%" style:font-name="Trebuchet MS1" fo:font-family="'Trebuchet MS'" style:font-pitch="variable" fo:font-size="13pt" fo:font-style="normal" fo:text-shadow="none" style:text-underline-style="none" fo:font-weight="bold" style:font-name-asian="ヒラギノ角ゴ ProN W61" style:font-family-asian="'ヒラギノ角ゴ ProN W6'" style:font-pitch-asian="variable" style:font-size-asian="13pt" style:font-style-asian="normal" style:font-weight-asian="bold" style:font-name-complex="ヒラギノ角ゴ ProN W61" style:font-family-complex="'ヒラギノ角ゴ ProN W6'" style:font-pitch-complex="variable" style:font-size-complex="13pt" style:font-style-complex="normal" style:font-weight-complex="bold" style:font-relief="none"/>
    </style:style>
    <style:style style:name="BibLibre_25_20Presentation-outline6" style:display-name="BibLibre%20Presentation-outline6" style:family="presentation" style:parent-style-name="BibLibre_25_20Presentation-outline5">
      <style:paragraph-properties fo:margin-left="0cm" fo:margin-right="0cm" fo:margin-top="0.282cm" fo:margin-bottom="0cm" fo:line-height="120%" fo:text-align="start" fo:text-indent="0cm" style:punctuation-wrap="hanging" style:line-break="strict">
        <style:tab-stops>
          <style:tab-stop style:position="1.887cm"/>
          <style:tab-stop style:position="4.427cm"/>
          <style:tab-stop style:position="6.967cm"/>
          <style:tab-stop style:position="9.507cm"/>
          <style:tab-stop style:position="12.047cm"/>
          <style:tab-stop style:position="14.587cm"/>
          <style:tab-stop style:position="17.127cm"/>
          <style:tab-stop style:position="19.667cm"/>
          <style:tab-stop style:position="22.207cm"/>
        </style:tab-stops>
      </style:paragraph-properties>
      <style:text-properties fo:color="#ffffff" style:text-line-through-style="none" style:text-line-through-type="none" style:text-position="0% 100%" style:font-name="Trebuchet MS1" fo:font-family="'Trebuchet MS'" style:font-pitch="variable" fo:font-size="13pt" fo:font-style="normal" fo:text-shadow="none" style:text-underline-style="none" fo:font-weight="bold" style:font-name-asian="ヒラギノ角ゴ ProN W61" style:font-family-asian="'ヒラギノ角ゴ ProN W6'" style:font-pitch-asian="variable" style:font-size-asian="13pt" style:font-style-asian="normal" style:font-weight-asian="bold" style:font-name-complex="ヒラギノ角ゴ ProN W61" style:font-family-complex="'ヒラギノ角ゴ ProN W6'" style:font-pitch-complex="variable" style:font-size-complex="13pt" style:font-style-complex="normal" style:font-weight-complex="bold" style:font-relief="none"/>
    </style:style>
    <style:style style:name="BibLibre_25_20Presentation-outline7" style:display-name="BibLibre%20Presentation-outline7" style:family="presentation" style:parent-style-name="BibLibre_25_20Presentation-outline6">
      <style:paragraph-properties fo:margin-left="0cm" fo:margin-right="0cm" fo:margin-top="0.282cm" fo:margin-bottom="0cm" fo:line-height="120%" fo:text-align="start" fo:text-indent="0cm" style:punctuation-wrap="hanging" style:line-break="strict">
        <style:tab-stops>
          <style:tab-stop style:position="1.887cm"/>
          <style:tab-stop style:position="4.427cm"/>
          <style:tab-stop style:position="6.967cm"/>
          <style:tab-stop style:position="9.507cm"/>
          <style:tab-stop style:position="12.047cm"/>
          <style:tab-stop style:position="14.587cm"/>
          <style:tab-stop style:position="17.127cm"/>
          <style:tab-stop style:position="19.667cm"/>
          <style:tab-stop style:position="22.207cm"/>
        </style:tab-stops>
      </style:paragraph-properties>
      <style:text-properties fo:color="#ffffff" style:text-line-through-style="none" style:text-line-through-type="none" style:text-position="0% 100%" style:font-name="Trebuchet MS1" fo:font-family="'Trebuchet MS'" style:font-pitch="variable" fo:font-size="13pt" fo:font-style="normal" fo:text-shadow="none" style:text-underline-style="none" fo:font-weight="bold" style:font-name-asian="ヒラギノ角ゴ ProN W61" style:font-family-asian="'ヒラギノ角ゴ ProN W6'" style:font-pitch-asian="variable" style:font-size-asian="13pt" style:font-style-asian="normal" style:font-weight-asian="bold" style:font-name-complex="ヒラギノ角ゴ ProN W61" style:font-family-complex="'ヒラギノ角ゴ ProN W6'" style:font-pitch-complex="variable" style:font-size-complex="13pt" style:font-style-complex="normal" style:font-weight-complex="bold" style:font-relief="none"/>
    </style:style>
    <style:style style:name="BibLibre_25_20Presentation-outline8" style:display-name="BibLibre%20Presentation-outline8" style:family="presentation" style:parent-style-name="BibLibre_25_20Presentation-outline7">
      <style:paragraph-properties fo:margin-left="0cm" fo:margin-right="0cm" fo:margin-top="0.282cm" fo:margin-bottom="0cm" fo:line-height="120%" fo:text-align="start" fo:text-indent="0cm" style:punctuation-wrap="hanging" style:line-break="strict">
        <style:tab-stops>
          <style:tab-stop style:position="1.887cm"/>
          <style:tab-stop style:position="4.427cm"/>
          <style:tab-stop style:position="6.967cm"/>
          <style:tab-stop style:position="9.507cm"/>
          <style:tab-stop style:position="12.047cm"/>
          <style:tab-stop style:position="14.587cm"/>
          <style:tab-stop style:position="17.127cm"/>
          <style:tab-stop style:position="19.667cm"/>
          <style:tab-stop style:position="22.207cm"/>
        </style:tab-stops>
      </style:paragraph-properties>
      <style:text-properties fo:color="#ffffff" style:text-line-through-style="none" style:text-line-through-type="none" style:text-position="0% 100%" style:font-name="Trebuchet MS1" fo:font-family="'Trebuchet MS'" style:font-pitch="variable" fo:font-size="13pt" fo:font-style="normal" fo:text-shadow="none" style:text-underline-style="none" fo:font-weight="bold" style:font-name-asian="ヒラギノ角ゴ ProN W61" style:font-family-asian="'ヒラギノ角ゴ ProN W6'" style:font-pitch-asian="variable" style:font-size-asian="13pt" style:font-style-asian="normal" style:font-weight-asian="bold" style:font-name-complex="ヒラギノ角ゴ ProN W61" style:font-family-complex="'ヒラギノ角ゴ ProN W6'" style:font-pitch-complex="variable" style:font-size-complex="13pt" style:font-style-complex="normal" style:font-weight-complex="bold" style:font-relief="none"/>
    </style:style>
    <style:style style:name="BibLibre_25_20Presentation-outline9" style:display-name="BibLibre%20Presentation-outline9" style:family="presentation" style:parent-style-name="BibLibre_25_20Presentation-outline8">
      <style:paragraph-properties fo:margin-left="0cm" fo:margin-right="0cm" fo:margin-top="0.282cm" fo:margin-bottom="0cm" fo:line-height="120%" fo:text-align="start" fo:text-indent="0cm" style:punctuation-wrap="hanging" style:line-break="strict">
        <style:tab-stops>
          <style:tab-stop style:position="1.887cm"/>
          <style:tab-stop style:position="4.427cm"/>
          <style:tab-stop style:position="6.967cm"/>
          <style:tab-stop style:position="9.507cm"/>
          <style:tab-stop style:position="12.047cm"/>
          <style:tab-stop style:position="14.587cm"/>
          <style:tab-stop style:position="17.127cm"/>
          <style:tab-stop style:position="19.667cm"/>
          <style:tab-stop style:position="22.207cm"/>
        </style:tab-stops>
      </style:paragraph-properties>
      <style:text-properties fo:color="#ffffff" style:text-line-through-style="none" style:text-line-through-type="none" style:text-position="0% 100%" style:font-name="Trebuchet MS1" fo:font-family="'Trebuchet MS'" style:font-pitch="variable" fo:font-size="13pt" fo:font-style="normal" fo:text-shadow="none" style:text-underline-style="none" fo:font-weight="bold" style:font-name-asian="ヒラギノ角ゴ ProN W61" style:font-family-asian="'ヒラギノ角ゴ ProN W6'" style:font-pitch-asian="variable" style:font-size-asian="13pt" style:font-style-asian="normal" style:font-weight-asian="bold" style:font-name-complex="ヒラギノ角ゴ ProN W61" style:font-family-complex="'ヒラギノ角ゴ ProN W6'" style:font-pitch-complex="variable" style:font-size-complex="13pt" style:font-style-complex="normal" style:font-weight-complex="bold" style:font-relief="none"/>
    </style:style>
    <style:style style:name="BibLibre_25_20Presentation-subtitle" style:display-name="BibLibre%20Presentation-subtitle" style:family="presentation">
      <style:graphic-properties draw:stroke="none" draw:fill="none" draw:textarea-vertical-align="middle">
        <text:list-style style:name="BibLibre_25_20Presentation-subtitle" style:display-name="BibLibre%20Presentation-subtitle">
          <text:list-level-style-bullet text:level="1" text:bullet-char="•">
            <style:list-level-properties text:space-before="0.035cm"/>
            <style:text-properties fo:font-family="'Trebuchet MS'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305cm" text:min-label-width="0.617cm"/>
            <style:text-properties fo:font-family="'Trebuchet MS'" style:font-family-generic="swiss" style:font-pitch="variable" fo:color="#ff7600" fo:font-size="100%"/>
          </text:list-level-style-bullet>
          <text:list-level-style-bullet text:level="3" text:bullet-char="•">
            <style:list-level-properties text:space-before="2.575cm" text:min-label-width="0.622cm"/>
            <style:text-properties fo:font-family="'Trebuchet MS'" style:font-family-generic="swiss" style:font-pitch="variable" fo:color="#ff7600" fo:font-size="100%"/>
          </text:list-level-style-bullet>
          <text:list-level-style-bullet text:level="4" text:bullet-char="•">
            <style:list-level-properties text:space-before="3.845cm" text:min-label-width="0.622cm"/>
            <style:text-properties fo:font-family="'Trebuchet MS'" style:font-family-generic="swiss" style:font-pitch="variable" fo:color="#ff7600" fo:font-size="100%"/>
          </text:list-level-style-bullet>
          <text:list-level-style-bullet text:level="5" text:bullet-char="•">
            <style:list-level-properties text:space-before="5.115cm" text:min-label-width="0.617cm"/>
            <style:text-properties fo:font-family="'Trebuchet MS'" style:font-family-generic="swiss" style:font-pitch="variable" fo:color="#ff7600" fo:font-size="100%"/>
          </text:list-level-style-bullet>
          <text:list-level-style-bullet text:level="6" text:bullet-char="•">
            <style:list-level-properties text:space-before="5.115cm" text:min-label-width="0.617cm"/>
            <style:text-properties fo:font-family="'Trebuchet MS'" style:font-family-generic="swiss" style:font-pitch="variable" fo:color="#ff7600" fo:font-size="100%"/>
          </text:list-level-style-bullet>
          <text:list-level-style-bullet text:level="7" text:bullet-char="•">
            <style:list-level-properties text:space-before="5.115cm" text:min-label-width="0.617cm"/>
            <style:text-properties fo:font-family="'Trebuchet MS'" style:font-family-generic="swiss" style:font-pitch="variable" fo:color="#ff7600" fo:font-size="100%"/>
          </text:list-level-style-bullet>
          <text:list-level-style-bullet text:level="8" text:bullet-char="•">
            <style:list-level-properties text:space-before="5.115cm" text:min-label-width="0.617cm"/>
            <style:text-properties fo:font-family="'Trebuchet MS'" style:font-family-generic="swiss" style:font-pitch="variable" fo:color="#ff7600" fo:font-size="100%"/>
          </text:list-level-style-bullet>
          <text:list-level-style-bullet text:level="9" text:bullet-char="•">
            <style:list-level-properties text:space-before="5.115cm" text:min-label-width="0.617cm"/>
            <style:text-properties fo:font-family="'Trebuchet MS'" style:font-family-generic="swiss" style:font-pitch="variable" fo:color="#ff76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035cm" fo:margin-right="0cm" fo:margin-top="0.458cm" fo:margin-bottom="0cm" fo:line-height="120%" fo:text-align="start" fo:text-indent="0cm" style:punctuation-wrap="hanging" style:line-break="strict">
        <style:tab-stops>
          <style:tab-stop style:position="0cm"/>
          <style:tab-stop style:position="2.504cm"/>
          <style:tab-stop style:position="5.044cm"/>
          <style:tab-stop style:position="7.584cm"/>
          <style:tab-stop style:position="10.124cm"/>
          <style:tab-stop style:position="12.664cm"/>
          <style:tab-stop style:position="15.204cm"/>
          <style:tab-stop style:position="17.744cm"/>
          <style:tab-stop style:position="20.284cm"/>
          <style:tab-stop style:position="22.824cm"/>
          <style:tab-stop style:position="25.364cm"/>
          <style:tab-stop style:position="27.904cm"/>
        </style:tab-stops>
      </style:paragraph-properties>
      <style:text-properties fo:color="#1c4a88" style:text-outline="false" style:text-line-through-style="none" style:text-line-through-type="none" style:text-position="0% 100%" style:font-name="Trebuchet MS1" fo:font-family="'Trebuchet MS'" style:font-pitch="variable" fo:font-size="21pt" fo:font-style="normal" fo:text-shadow="none" style:text-underline-style="none" fo:font-weight="bold" style:font-name-asian="ヒラギノ角ゴ ProN W61" style:font-family-asian="'ヒラギノ角ゴ ProN W6'" style:font-pitch-asian="variable" style:font-size-asian="21pt" style:font-style-asian="normal" style:font-weight-asian="bold" style:font-name-complex="ヒラギノ角ゴ ProN W61" style:font-family-complex="'ヒラギノ角ゴ ProN W6'" style:font-pitch-complex="variable" style:font-size-complex="21pt" style:font-style-complex="normal" style:font-weight-complex="bold" style:text-emphasize="none" style:font-relief="none"/>
    </style:style>
    <style:style style:name="BibLibre_25_20Presentation-title" style:display-name="BibLibre%20Presentation-title" style:family="presentation">
      <style:graphic-properties draw:stroke="none" draw:fill="none" draw:textarea-vertical-align="middle">
        <text:list-style style:name="BibLibre_25_20Presentation-title" style:display-name="BibLibre%20Presentation-title">
          <text:list-level-style-bullet text:level="1" text:bullet-char="•">
            <style:list-level-properties text:space-before="0.11cm"/>
            <style:text-properties fo:font-family="'Trebuchet MS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1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429cm"/>
          <style:tab-stop style:position="4.969cm"/>
          <style:tab-stop style:position="7.509cm"/>
          <style:tab-stop style:position="10.049cm"/>
          <style:tab-stop style:position="12.589cm"/>
          <style:tab-stop style:position="15.129cm"/>
          <style:tab-stop style:position="17.669cm"/>
          <style:tab-stop style:position="20.209cm"/>
          <style:tab-stop style:position="22.749cm"/>
          <style:tab-stop style:position="25.289cm"/>
          <style:tab-stop style:position="27.829cm"/>
        </style:tab-stops>
      </style:paragraph-properties>
      <style:text-properties fo:color="#1c4a88" style:text-outline="false" style:text-line-through-style="none" style:text-line-through-type="none" style:text-position="0% 100%" style:font-name="Trebuchet MS1" fo:font-family="'Trebuchet MS'" style:font-pitch="variable" fo:font-size="36pt" fo:font-style="normal" fo:text-shadow="none" style:text-underline-style="none" fo:font-weight="bold" style:font-name-asian="ヒラギノ角ゴ ProN W61" style:font-family-asian="'ヒラギノ角ゴ ProN W6'" style:font-pitch-asian="variable" style:font-size-asian="25pt" style:font-style-asian="normal" style:font-weight-asian="bold" style:font-name-complex="ヒラギノ角ゴ ProN W61" style:font-family-complex="'ヒラギノ角ゴ ProN W6'" style:font-pitch-complex="variable" style:font-size-complex="25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P6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5cm" svg:height="4.571cm" svg:x="2.19cm" svg:y="3.556cm"/>
      <draw:page-thumbnail draw:layer="backgroundobjects" svg:width="6.095cm" svg:height="4.571cm" svg:x="10.762cm" svg:y="3.556cm" draw:page-number="1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ibLibre_25_20Presentation" style:display-name="BibLibre%20Presentation" style:page-layout-name="PM1" draw:style-name="Mdp1">
      <draw:frame presentation:style-name="BibLibre_25_20Presentation-title" draw:layer="backgroundobjects" svg:width="19.416cm" svg:height="4.389cm" svg:x="5.349cm" svg:y="0cm" presentation:class="title" presentation:placeholder="true">
        <draw:text-box/>
      </draw:frame>
      <draw:frame presentation:style-name="BibLibre_25_20Presentation-outline1" draw:layer="backgroundobjects" svg:width="21.396cm" svg:height="11.049cm" svg:x="2.002cm" svg:y="5.38cm" presentation:class="outline" presentation:placeholder="true">
        <draw:text-box/>
      </draw:frame>
      <draw:frame draw:style-name="Mgr3" draw:text-style-name="MP5" draw:layer="backgroundobjects" svg:width="25.391cm" svg:height="0.229cm" svg:x="0.009cm" svg:y="3.978cm">
        <draw:image xlink:href="Pictures/10000201000004000000000A8692B076.png" xlink:type="simple" xlink:show="embed" xlink:actuate="onLoad">
          <text:p/>
        </draw:image>
      </draw:frame>
      <draw:frame draw:style-name="Mgr3" draw:text-style-name="MP5" draw:layer="backgroundobjects" svg:width="25.4cm" svg:height="0.397cm" svg:x="0cm" svg:y="0cm">
        <draw:image xlink:href="Pictures/10000201000004000000001043EE269D.png" xlink:type="simple" xlink:show="embed" xlink:actuate="onLoad">
          <text:p/>
        </draw:image>
      </draw:frame>
      <draw:frame draw:style-name="Mgr3" draw:text-style-name="MP5" draw:layer="backgroundobjects" svg:width="25.4cm" svg:height="0.397cm" svg:x="0cm" svg:y="18.653cm">
        <draw:image xlink:href="Pictures/100002010000040000000010316384B3.png" xlink:type="simple" xlink:show="embed" xlink:actuate="onLoad">
          <text:p/>
        </draw:image>
      </draw:frame>
      <draw:frame draw:style-name="Mgr3" draw:text-style-name="MP5" draw:layer="backgroundobjects" svg:width="1.239cm" svg:height="19.05cm" svg:x="0cm" svg:y="0cm">
        <draw:image xlink:href="Pictures/100002010000003200000300C589BA63.png" xlink:type="simple" xlink:show="embed" xlink:actuate="onLoad">
          <text:p/>
        </draw:image>
      </draw:frame>
      <draw:frame draw:style-name="Mgr3" draw:text-style-name="MP5" draw:layer="backgroundobjects" svg:width="1.239cm" svg:height="19.05cm" svg:x="24.161cm" svg:y="0.037cm">
        <draw:image xlink:href="Pictures/100002010000003200000300AB0A955F.png" xlink:type="simple" xlink:show="embed" xlink:actuate="onLoad">
          <text:p/>
        </draw:image>
      </draw:frame>
      <draw:frame draw:style-name="Mgr4" draw:text-style-name="MP6" draw:layer="backgroundobjects" svg:width="4.312cm" svg:height="1.269cm" svg:x="0.768cm" svg:y="1.27cm">
        <draw:image xlink:href="Pictures/10000200000000A3000000300834DA2B.gif" xlink:type="simple" xlink:show="embed" xlink:actuate="onLoad">
          <text:p/>
        </draw:image>
      </draw:frame>
      <presentation:notes style:page-layout-name="PM2">
        <draw:page-thumbnail presentation:style-name="BibLibre_25_20Presentation-title" draw:layer="backgroundobjects" svg:width="0.001cm" svg:height="0.001cm" svg:x="0cm" svg:y="1.93cm" presentation:class="page"/>
        <draw:frame presentation:style-name="BibLibre_25_20Presentation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2.2$Linux_X86_64 LibreOffice_project/40m0$Build-2</meta:generator>
    <meta:creation-date>2011-10-20T07:49:02</meta:creation-date>
    <dc:language>fr-FR</dc:language>
    <meta:editing-cycles>35</meta:editing-cycles>
    <meta:editing-duration>P2DT14H45M42S</meta:editing-duration>
    <meta:initial-creator>paul </meta:initial-creator>
    <dc:date>2015-10-19T18:27:37.094548521</dc:date>
    <meta:keyword>KohaCon</meta:keyword>
    <meta:keyword>history</meta:keyword>
    <meta:keyword>Koha</meta:keyword>
    <dc:title>KohaCon11, history of Koha</dc:title>
    <meta:document-statistic meta:object-count="126"/>
    <meta:user-defined meta:name="Info 1"/>
    <meta:user-defined meta:name="Info 2"/>
    <meta:user-defined meta:name="Info 3"/>
    <meta:user-defined meta:name="Info 4"/>
    <meta:template xlink:type="simple" xlink:actuate="onRequest" xlink:title="BibLibre Presentation" xlink:href="../../../../.libreoffice/3/user/template/BibLibre%20Presentation.otp" meta:date="2011-10-20T08:46:3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style:font-style-name="Normal" fo:font-size="12pt" style:font-size-asian="8pt" style:font-size-complex="8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one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671cm" svg:height="13.838cm" xlink:href="." xlink:type="simple" chart:class="chart:line" chart:style-name="ch1">
        <chart:legend svg:x="0cm" svg:y="0cm" style:legend-expansion="custom" chartooo:width="5.059cm" chartooo:height="3.313cm" style:legend-expansion-aspect-ratio="1.52701479022034" chart:style-name="ch2"/>
        <chart:plot-area chart:style-name="ch3" chart:data-source-has-labels="both" svg:x="0.923cm" svg:y="1.225cm" svg:width="22.351cm" svg:height="11.938cm">
          <chartooo:coordinate-region svg:x="1.65cm" svg:y="1.398cm" svg:width="21.305cm" svg:height="11.171cm"/>
          <chart:axis chart:dimension="x" chart:name="primary-x" chart:style-name="ch4" chartooo:axis-type="text">
            <chart:categories table:cell-range-address="local-table.$A$2:.$A$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5" chart:label-cell-address="local-table.$B$1" chart:class="chart:line">
            <chart:data-point chart:repeated="14"/>
          </chart:series>
          <chart:series chart:style-name="ch7" chart:values-cell-range-address="local-table.$C$2:.$C$15" chart:label-cell-address="local-table.$C$1" chart:class="chart:line">
            <chart:data-point chart:repeated="14"/>
          </chart:series>
          <chart:series chart:style-name="ch8" chart:values-cell-range-address="local-table.$D$2:.$D$15" chart:label-cell-address="local-table.$D$1" chart:class="chart:line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velopers</text:p>
              </table:table-cell>
              <table:table-cell office:value-type="string">
                <text:p>Bugzilla(x100)</text:p>
              </table:table-cell>
              <table:table-cell office:value-type="string">
                <text:p>Commits(x100)</text:p>
              </table:table-cell>
            </table:table-row>
          </table:table-header-rows>
          <table:table-rows>
            <table:table-row>
              <table:table-cell office:value-type="string">
                <text:p>200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29">
                <text:p>29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31">
                <text:p>31</text:p>
              </table:table-cell>
              <table:table-cell office:value-type="float" office:value="6">
                <text:p>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38">
                <text:p>38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44">
                <text:p>44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53">
                <text:p>53</text:p>
              </table:table-cell>
              <table:table-cell office:value-type="float" office:value="17">
                <text:p>1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75">
                <text:p>75</text:p>
              </table:table-cell>
              <table:table-cell office:value-type="float" office:value="20">
                <text:p>2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100">
                <text:p>100</text:p>
              </table:table-cell>
              <table:table-cell office:value-type="float" office:value="30">
                <text:p>3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117">
                <text:p>117</text:p>
              </table:table-cell>
              <table:table-cell office:value-type="float" office:value="50">
                <text:p>5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160">
                <text:p>160</text:p>
              </table:table-cell>
              <table:table-cell office:value-type="float" office:value="61">
                <text:p>6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198">
                <text:p>198</text:p>
              </table:table-cell>
              <table:table-cell office:value-type="float" office:value="73">
                <text:p>7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218">
                <text:p>218</text:p>
              </table:table-cell>
              <table:table-cell office:value-type="float" office:value="93">
                <text:p>93</text:p>
              </table:table-cell>
              <table:table-cell office:value-type="float" office:value="198">
                <text:p>1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